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EntryImpl.buildPath( boolean workspac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EntryImpl.PropertyEntryImpl( NodeEntryImpl parent , Name name , Entry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EntryImpl.getProperty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EntryImpl.denotes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EntryImpl.getWorkspac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EntryImpl.do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EntryImpl.complete( Operation oper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pertyEntry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EntryImpl.create( NodeEntryImpl parent , Name name , Entry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